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tique des systèmes d'exploitation</text:p>
      <text:p text:style-name="P1"/>
      <text:p text:style-name="P2"/>
      <text:p text:style-name="P2">Retour chariot : sur linux, le caractère 10, sur windows 1à et 13 → incompatibilité des fichiers brutes textes entres les deux systèmes.</text:p>
      <text:p text:style-name="P2">Ordres d'octet : différents selon les processeurs :</text:p>
      <text:p text:style-name="P2">Gros boutiste / petits boutistes</text:p>
      <text:p text:style-name="P2">Big endian / little endian</text:p>
      <text:p text:style-name="P2">=&gt; The Hitch Hikev's Guide to the Galaxy de Douglas Adams.</text:p>
      <text:p text:style-name="P2"/>
      <text:p text:style-name="P2">Syndrome de la reine rouge</text:p>
      <text:p text:style-name="P2"/>
      <text:p text:style-name="P2">Origine de l'informatique :</text:p>
      <text:p text:style-name="P2">1944 : Premiers prototypes. Programmation en dur. → ENIAC</text:p>
      <text:p text:style-name="P2">1945 : Von Neuman décrit les 5 composant de son architectures : UAL, Unité de commande, mémoire centrale, Unité d'entrée et de sortie. → EDVAC → EDSAC</text:p>
      <text:p text:style-name="P2"/>
      <text:p text:style-name="P2">58-64 : Apparition des transistors : Mode superviser, E/S asynchrone et premiers systèmes temps partagé.</text:p>
      <text:p text:style-name="P2"/>
      <text:p text:style-name="P2">64-78 : Premiers circuits intégrés(puces) : Système multi-programmés.</text:p>
      <text:p text:style-name="P2"/>
      <text:p text:style-name="P2">80-90 : VLSI et réseaux.</text:p>
      <text:p text:style-name="P2"/>
      <text:p text:style-name="P2">Systèmes d'exploitation :</text:p>
      <text:p text:style-name="P2">-Outils d'administrations :</text:p>
      <text:p text:style-name="P2">Protéger le système des utilisateurs, et les utilisateurs entre eux</text:p>
      <text:p text:style-name="P2">Partage des périphériques (file d'attente)</text:p>
      <text:p text:style-name="P2">Surveillance et maintenance du système</text:p>
      <text:p text:style-name="P2">Diagnostic</text:p>
      <text:p text:style-name="P2">Gestion des utilisateurs</text:p>
      <text:p text:style-name="P2">Gestion des ressources système</text:p>
      <text:p text:style-name="P2">Sauvegardes</text:p>
      <text:p text:style-name="P2">Contrôle des performances(embouteillages, saturation de l'espace disque, du swap).</text:p>
      <text:p text:style-name="P2"/>
      <text:p text:style-name="P2">Le système permet de fournir un environnement à l'utilisateur.</text:p>
      <text:p text:style-name="P2"/>
      <text:p text:style-name="P2">Processeur : mode batch, préemptif, etc</text:p>
      <text:p text:style-name="P2"/>
      <text:p text:style-name="P2">Gestion complexe de la mémoire :</text:p>
      <text:p text:style-name="P2">Notion d'espace d'adressage(ex : différence entre 32bits et 64bits pour les proc)</text:p>
      <text:p text:style-name="P2">Allocation, protection.</text:p>
      <text:p text:style-name="P2">Mémoire linéaire</text:p>
      <text:p text:style-name="P2">Mémoire segmentée</text:p>
      <text:p text:style-name="P2">Mémoire paginé</text:p>
      <text:p text:style-name="P2">Prise en compte de la spécificité du matériel(Little Endian, Big Endian).</text:p>
      <text:p text:style-name="P2">=&gt; Tout ça rien que pour faire du multitâches, et notamment optimiser la gestion des entrées/sorti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ragonkill </meta:initial-creator>
    <meta:creation-date>2011-09-14T08:03:35</meta:creation-date>
    <dc:date>2011-09-14T10:00:23</dc:date>
    <dc:creator>Dragonkill </dc:creator>
    <meta:editing-duration>PT1H56M49S</meta:editing-duration>
    <meta:editing-cycles>18</meta:editing-cycles>
    <meta:generator>LibreOffice/3.3$Linux LibreOffice_project/330m19$Build-301</meta:generator>
    <meta:document-statistic meta:table-count="0" meta:image-count="0" meta:object-count="0" meta:page-count="1" meta:paragraph-count="33" meta:word-count="241" meta:character-count="1609"/>
  </office:meta>
</office:document-meta>
</file>